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030e80" officeooo:paragraph-rsid="00030e80"/>
    </style:style>
    <style:style style:name="P2" style:family="paragraph" style:parent-style-name="Heading_20_5">
      <style:text-properties officeooo:rsid="00030e80" officeooo:paragraph-rsid="00030e80"/>
    </style:style>
    <style:style style:name="P3" style:family="paragraph" style:parent-style-name="Standard">
      <style:text-properties officeooo:rsid="0001bf17" officeooo:paragraph-rsid="0001bf17"/>
    </style:style>
    <style:style style:name="P4" style:family="paragraph" style:parent-style-name="Standard">
      <style:text-properties officeooo:rsid="00030e80" officeooo:paragraph-rsid="00030e80"/>
    </style:style>
    <style:style style:name="P5" style:family="paragraph" style:parent-style-name="Standard" style:list-style-name="L1">
      <style:text-properties officeooo:rsid="00030e80" officeooo:paragraph-rsid="00030e80"/>
    </style:style>
    <style:style style:name="P6" style:family="paragraph" style:parent-style-name="Standard" style:list-style-name="L1">
      <style:text-properties fo:font-style="italic" officeooo:rsid="00074399" officeooo:paragraph-rsid="00074399" style:font-style-asian="italic" style:font-style-complex="italic"/>
    </style:style>
    <style:style style:name="P7" style:family="paragraph" style:parent-style-name="Standard" style:list-style-name="L1">
      <style:text-properties officeooo:rsid="00054d90" officeooo:paragraph-rsid="00054d90"/>
    </style:style>
    <style:style style:name="P8" style:family="paragraph" style:parent-style-name="Standard">
      <style:text-properties officeooo:rsid="00054d90" officeooo:paragraph-rsid="00054d90"/>
    </style:style>
    <style:style style:name="P9" style:family="paragraph" style:parent-style-name="Standard">
      <style:text-properties fo:font-weight="bold" officeooo:rsid="00054d90" officeooo:paragraph-rsid="00054d90" style:font-weight-asian="bold" style:font-weight-complex="bold"/>
    </style:style>
    <style:style style:name="P10" style:family="paragraph" style:parent-style-name="Standard" style:list-style-name="L1">
      <style:text-properties officeooo:rsid="00074399" officeooo:paragraph-rsid="00074399"/>
    </style:style>
    <style:style style:name="P11" style:family="paragraph" style:parent-style-name="Standard" style:list-style-name="L1">
      <style:text-properties officeooo:rsid="00074399" officeooo:paragraph-rsid="00087381"/>
    </style:style>
    <style:style style:name="P12" style:family="paragraph" style:parent-style-name="Standard" style:list-style-name="L1">
      <style:text-properties officeooo:rsid="00087381" officeooo:paragraph-rsid="00087381"/>
    </style:style>
    <style:style style:name="P13" style:family="paragraph" style:parent-style-name="Standard" style:list-style-name="L1">
      <style:text-properties officeooo:rsid="000a9b0d" officeooo:paragraph-rsid="000a9b0d"/>
    </style:style>
    <style:style style:name="P14" style:family="paragraph" style:parent-style-name="Text_20_body" style:list-style-name="L1">
      <style:text-properties officeooo:rsid="00030e80" officeooo:paragraph-rsid="00030e80"/>
    </style:style>
    <style:style style:name="P15" style:family="paragraph" style:parent-style-name="Text_20_body" style:list-style-name="L1">
      <style:text-properties officeooo:rsid="00054d90" officeooo:paragraph-rsid="00054d90"/>
    </style:style>
    <style:style style:name="P16" style:family="paragraph" style:parent-style-name="Text_20_body" style:list-style-name="L1">
      <style:paragraph-properties fo:line-height="100%"/>
      <style:text-properties officeooo:rsid="00054d90" officeooo:paragraph-rsid="00054d90"/>
    </style:style>
    <style:style style:name="P17" style:family="paragraph" style:parent-style-name="Text_20_body" style:list-style-name="L1">
      <style:text-properties officeooo:paragraph-rsid="000a9b0d"/>
    </style:style>
    <style:style style:name="P18" style:family="paragraph" style:parent-style-name="Text_20_body" style:list-style-name="L1">
      <style:text-properties officeooo:rsid="000a9b0d" officeooo:paragraph-rsid="000a9b0d"/>
    </style:style>
    <style:style style:name="P19" style:family="paragraph" style:parent-style-name="Text_20_body">
      <style:text-properties officeooo:rsid="000a9b0d" officeooo:paragraph-rsid="000a9b0d"/>
    </style:style>
    <style:style style:name="P20" style:family="paragraph" style:parent-style-name="Text_20_body" style:list-style-name="L1">
      <style:text-properties officeooo:rsid="000afffe" officeooo:paragraph-rsid="000afffe"/>
    </style:style>
    <style:style style:name="T1" style:family="text">
      <style:text-properties officeooo:rsid="00054d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4d9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4d90" style:font-style-asian="normal" style:font-style-complex="normal"/>
    </style:style>
    <style:style style:name="T6" style:family="text">
      <style:text-properties officeooo:rsid="00087381"/>
    </style:style>
    <style:style style:name="T7" style:family="text">
      <style:text-properties officeooo:rsid="000a9b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llabus review</text:h>
      <text:p text:style-name="P3"/>
      <text:p text:style-name="P3">Challenging course</text:p>
      <text:p text:style-name="P3">Importance of topic</text:p>
      <text:p text:style-name="P3">Individual work on coding/assignments</text:p>
      <text:p text:style-name="P3"/>
      <text:p text:style-name="P3">Self-study methods</text:p>
      <text:p text:style-name="P3">multiple sources</text:p>
      <text:p text:style-name="P3">Try CONCRETE EXAMPLES</text:p>
      <text:p text:style-name="P3"/>
      <text:p text:style-name="P4">Theory and practice intermingled.</text:p>
      <text:p text:style-name="P4"/>
      <text:h text:style-name="P1" text:outline-level="2">Week 1</text:h>
      <text:h text:style-name="P2" text:outline-level="5">Theory</text:h>
      <text:list xml:id="list4052520832" text:style-name="L1">
        <text:list-item>
          <text:p text:style-name="P15"/>
        </text:list-item>
        <text:list-item>
          <text:p text:style-name="P14">Data, patterns, and high-dimensional space</text:p>
          <text:list>
            <text:list-item>
              <text:p text:style-name="P5">Translation of continuous data to points in space</text:p>
            </text:list-item>
            <text:list-item>
              <text:p text:style-name="P5">Translation of discrete, <text:span text:style-name="T2">ord</text:span><text:span text:style-name="T3">inal</text:span> data similarly</text:p>
            </text:list-item>
            <text:list-item>
              <text:p text:style-name="P5"><text:span text:style-name="T3">Nominal </text:span><text:span text:style-name="T5">("just a name") </text:span>categorical data results in collection of spaces</text:p>
            </text:list-item>
            <text:list-item>
              <text:p text:style-name="P6">Bernoulli <text:span text:style-name="T4">(or simply binary) variable has 0/1 value. <text:s/>Can be nominal or ordinal.</text:span></text:p>
            </text:list-item>
          </text:list>
        </text:list-item>
        <text:list-item>
          <text:p text:style-name="P5">Examples<text:span text:style-name="T1"> of continuous vectors</text:span></text:p>
          <text:list>
            <text:list-item>
              <text:p text:style-name="P7">income, debt, income growth rate</text:p>
            </text:list-item>
            <text:list-item>
              <text:p text:style-name="P7">purchase volumes for each month of year</text:p>
            </text:list-item>
            <text:list-item>
              <text:p text:style-name="P7">square footage, age, neighborhood ranking</text:p>
            </text:list-item>
            <text:list-item>
              <text:p text:style-name="P10">grayscale image</text:p>
            </text:list-item>
          </text:list>
        </text:list-item>
        <text:list-item>
          <text:p text:style-name="P7">Example of discrete ordinal data</text:p>
          <text:list>
            <text:list-item>
              <text:p text:style-name="P7">education level</text:p>
            </text:list-item>
            <text:list-item>
              <text:p text:style-name="P7">age group (sometimes there's an underlying continuous variable)</text:p>
            </text:list-item>
          </text:list>
        </text:list-item>
        <text:list-item>
          <text:p text:style-name="P7">Example of discrete nominal data</text:p>
          <text:list>
            <text:list-item>
              <text:p text:style-name="P7">Zip code</text:p>
            </text:list-item>
            <text:list-item>
              <text:p text:style-name="P7">gender</text:p>
            </text:list-item>
          </text:list>
        </text:list-item>
        <text:list-item>
          <text:p text:style-name="P7">Vector spaces</text:p>
          <text:list>
            <text:list-item>
              <text:p text:style-name="P7">Hypercube sequence exercise</text:p>
            </text:list-item>
            <text:list-item>
              <text:p text:style-name="P10">Reasoning about patterns in hyperdimensional space</text:p>
              <text:list>
                <text:list-item>
                  <text:p text:style-name="P10">What do "nearby" patterns look like? <text:s/></text:p>
                </text:list-item>
                <text:list-item>
                  <text:p text:style-name="P10">What does a midpoint pattern look like?</text:p>
                </text:list-item>
                <text:list-item>
                  <text:p text:style-name="P10">What does a pattern of only binary variables look like?</text:p>
                </text:list-item>
              </text:list>
            </text:list-item>
            <text:list-item>
              <text:p text:style-name="P10">Pattern <text:span text:style-name="T6">space reasoning</text:span></text:p>
              <text:list>
                <text:list-item>
                  <text:p text:style-name="P10"><text:span text:style-name="T6">Typical pattern s</text:span>pace is BIG</text:p>
                </text:list-item>
                <text:list-item>
                  <text:p text:style-name="P11">Is a midpoint pattern an "interpolation" of the endpoints?</text:p>
                </text:list-item>
                <text:list-item>
                  <text:p text:style-name="P12">Convex vs nonconvex</text:p>
                </text:list-item>
              </text:list>
            </text:list-item>
            <text:list-item>
              <text:p text:style-name="P7">Dot product computation and geometry</text:p>
            </text:list-item>
            <text:list-item>
              <text:p text:style-name="P13">Defining a hyperplane with perpendicular and distance</text:p>
            </text:list-item>
          </text:list>
        </text:list-item>
      </text:list>
      <text:p text:style-name="P8"/>
      <text:p text:style-name="P9"><text:soft-page-break/>Practice</text:p>
      <text:list xml:id="list124515572515048" text:continue-numbering="true" text:style-name="L1">
        <text:list-item>
          <text:p text:style-name="P16">Data matrix concept</text:p>
          <text:list>
            <text:list-item>
              <text:p text:style-name="P16">"select" statement</text:p>
            </text:list-item>
            <text:list-item>
              <text:p text:style-name="P16">Pandas dataframe</text:p>
            </text:list-item>
            <text:list-item>
              <text:p text:style-name="P16">Spreadsheet</text:p>
            </text:list-item>
            <text:list-item>
              <text:p text:style-name="P16">ID-ed list of vectors with typed and named dimensions.</text:p>
            </text:list-item>
          </text:list>
        </text:list-item>
        <text:list-item>
          <text:p text:style-name="P18">Itemsets as initial study</text:p>
          <text:list>
            <text:list-item>
              <text:p text:style-name="P18">shopping carts, web pages visited, etc.</text:p>
            </text:list-item>
            <text:list-item>
              <text:p text:style-name="P18">Items and transactions; Itemsets and Tidsets</text:p>
            </text:list-item>
            <text:list-item>
              <text:p text:style-name="P18">i(T) and t(X) functions</text:p>
              <text:list>
                <text:list-item>
                  <text:p text:style-name="P18">Use text</text:p>
                </text:list-item>
                <text:list-item>
                  <text:p text:style-name="P18">Subsetting relationships: </text:p>
                  <text:list>
                    <text:list-item>
                      <text:p text:style-name="P17"><text:span text:style-name="T7">Itemset A is subset/superset of Itemset B. <text:s/>Effect on t(A) vs t(B)?</text:span></text:p>
                    </text:list-item>
                    <text:list-item>
                      <text:p text:style-name="P18">Tidset A is subset/superset of Tidset B. <text:s/>Effect on i(A) vs i(B)?</text:p>
                    </text:list-item>
                  </text:list>
                </text:list-item>
              </text:list>
            </text:list-item>
            <text:list-item>
              <text:p text:style-name="P20">Bruteforce algorithm</text:p>
            </text:list-item>
            <text:list-item>
              <text:p text:style-name="P20">Itemset lattice</text:p>
              <text:list>
                <text:list-item>
                  <text:p text:style-name="P20">Note support will monotonically decrease down the lattice</text:p>
                </text:list-item>
              </text:list>
            </text:list-item>
            <text:list-item>
              <text:p text:style-name="P20">aPriori algorithm</text:p>
              <text:list>
                <text:list-item>
                  <text:p text:style-name="P20">By hand for example set</text:p>
                </text:list-item>
              </text:list>
            </text:list-item>
          </text:list>
        </text:list-item>
      </text:list>
      <text:p text:style-name="P19"/>
      <text:p text:style-name="P19"/>
      <text:p text:style-name="P9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8-29T12:45:13.938000000</dc:date>
    <meta:editing-duration>PT11M25S</meta:editing-duration>
    <meta:editing-cycles>4</meta:editing-cycles>
    <meta:print-date>2022-08-29T12:45:08.872000000</meta:print-date>
    <meta:document-statistic meta:table-count="0" meta:image-count="0" meta:object-count="0" meta:page-count="2" meta:paragraph-count="58" meta:word-count="312" meta:character-count="1833" meta:non-whitespace-character-count="1619"/>
  </office:meta>
</office:document-meta>
</file>